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6" table:default-cell-style-name="ce1"/>
        <table:table-column table:style-name="co8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9">
            <text:p>30-35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table:style-name="ce9"/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float" office:value="31" table:style-name="ce9">
            <text:p>31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float" office:value="33" table:style-name="ce9">
            <text:p>33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30" table:style-name="ce9">
            <text:p>30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float" office:value="34" table:style-name="ce9">
            <text:p>34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float" office:value="35" table:style-name="ce9">
            <text:p>3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table:style-name="ce9"/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string" table:style-name="ce9">
            <text:p>28-203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table:style-name="ce9"/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float" office:value="32" table:style-name="ce9">
            <text:p>32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float" office:value="75" table:style-name="ce9">
            <text:p>7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190" table:style-name="ce9">
            <text:p>190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float" office:value="87" table:style-name="ce9">
            <text:p>87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float" office:value="87" table:style-name="ce9">
            <text:p>87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string" table:style-name="ce9">
            <text:p>44-4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string" table:style-name="ce9">
            <text:p>37-20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string" table:style-name="ce9">
            <text:p>80-9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float" office:value="85" table:style-name="ce9">
            <text:p>8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float" office:value="181" table:style-name="ce9">
            <text:p>18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float" office:value="64" table:style-name="ce9">
            <text:p>6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float" office:value="58" table:style-name="ce9">
            <text:p>5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float" office:value="111" table:style-name="ce9">
            <text:p>11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float" office:value="101" table:style-name="ce9">
            <text:p>10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string" table:style-name="ce9">
            <text:p>37-20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float" office:value="60" table:style-name="ce9">
            <text:p>6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table:style-name="ce9"/>
          <table:table-cell office:value-type="float" office:value="8" table:style-name="ce8">
            <text:p>8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100" table:formula="of:=SUM([.F9:.F5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CC RCCD</meta:initial-creator>
    <dc:creator>Justin Arellano</dc:creator>
    <meta:creation-date>2017-01-25T10:21:36Z</meta:creation-date>
    <dc:date>2023-02-07T04:24:08Z</dc:date>
    <meta:editing-cycles>12</meta:editing-cycles>
    <meta:editing-duration>PT3915S</meta:editing-duration>
  </office:meta>
</office:document-meta>
</file>